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4" style:family="graphic" style:parent-style-name="standard">
      <style:graphic-properties svg:stroke-color="#ff950e" draw:fill-color="#ffff99" draw:textarea-horizontal-align="justify" draw:textarea-vertical-align="middle" draw:auto-grow-height="false" fo:min-height="1.02cm" fo:min-width="2.802cm"/>
    </style:style>
    <style:style style:name="gr5" style:family="graphic" style:parent-style-name="standard">
      <style:graphic-properties svg:stroke-color="#00cc00" draw:fill-color="#ccff99" draw:textarea-horizontal-align="justify" draw:textarea-vertical-align="middle" draw:auto-grow-height="false" fo:min-height="1.008cm" fo:min-width="2.554cm"/>
    </style:style>
    <style:style style:name="gr6" style:family="graphic" style:parent-style-name="standard">
      <style:graphic-properties svg:stroke-color="#3333ff" draw:fill-color="#ccccff" draw:textarea-horizontal-align="justify" draw:textarea-vertical-align="middle" draw:auto-grow-height="false" fo:min-height="1.008cm" fo:min-width="2.554cm"/>
    </style:style>
    <style:style style:name="gr7" style:family="graphic" style:parent-style-name="standard">
      <style:graphic-properties svg:stroke-color="#111111" draw:fill-color="#cccccc" draw:textarea-horizontal-align="justify" draw:textarea-vertical-align="middle" draw:auto-grow-height="false" fo:min-height="0.386cm" fo:min-width="0cm"/>
    </style:style>
    <style:style style:name="gr8" style:family="graphic" style:parent-style-name="standard">
      <style:graphic-properties svg:stroke-color="#111111" draw:fill-color="#cccccc" draw:textarea-horizontal-align="justify" draw:textarea-vertical-align="middle" draw:auto-grow-height="false" fo:min-height="1.02cm" fo:min-width="0.008cm"/>
    </style:style>
    <style:style style:name="gr9" style:family="graphic" style:parent-style-name="standard">
      <style:graphic-properties svg:stroke-color="#ff6600" draw:fill-color="#ffff99" draw:textarea-horizontal-align="justify" draw:textarea-vertical-align="middle" draw:auto-grow-height="false" fo:min-height="1.02cm" fo:min-width="2.802cm"/>
    </style:style>
    <style:style style:name="gr10" style:family="graphic" style:parent-style-name="standard">
      <style:graphic-properties svg:stroke-color="#ff0000" draw:fill-color="#ffcc99" draw:textarea-horizontal-align="justify" draw:textarea-vertical-align="middle" draw:auto-grow-height="false" fo:min-height="1.008cm" fo:min-width="2.55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-color="#ccff99"/>
      <style:paragraph-properties fo:text-align="center"/>
    </style:style>
    <style:style style:name="P6" style:family="paragraph">
      <loext:graphic-properties draw:fill-color="#ccccff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ffcc99"/>
      <style:paragraph-properties fo:text-align="cente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cm" svg:y1="10.514cm" svg:x2="28cm" svg:y2="10.514cm">
          <text:p/>
        </draw:line>
        <draw:line draw:style-name="gr1" draw:text-style-name="P1" draw:layer="layout" svg:x1="13.97cm" svg:y1="10.562cm" svg:x2="13.97cm" svg:y2="19.812cm">
          <text:p/>
        </draw:line>
        <draw:frame draw:style-name="gr2" draw:text-style-name="P2" draw:layer="layout" svg:width="6.518cm" svg:height="0.962cm" svg:x="0.086cm" svg:y="0cm">
          <draw:text-box>
            <text:p>Diagrama de bloques</text:p>
          </draw:text-box>
        </draw:frame>
        <draw:frame draw:style-name="gr2" draw:text-style-name="P2" draw:layer="layout" svg:width="2.788cm" svg:height="0.962cm" svg:x="0cm" svg:y="10.514cm">
          <draw:text-box>
            <text:p>Ejemplo</text:p>
          </draw:text-box>
        </draw:frame>
        <draw:frame draw:style-name="gr2" draw:text-style-name="P2" draw:layer="layout" svg:width="7.97cm" svg:height="0.962cm" svg:x="13.976cm" svg:y="10.514cm">
          <draw:text-box>
            <text:p>Experimentos y resultados</text:p>
          </draw:text-box>
        </draw:frame>
        <draw:frame draw:style-name="gr3" draw:text-style-name="P2" draw:layer="layout" svg:width="28.956cm" svg:height="0.962cm" svg:x="-0.508cm" svg:y="20.038cm">
          <draw:text-box>
            <text:p>Integrantes: Juan Andrés Bozzo | Francisco Fernández | Sebastián Fernández </text:p>
          </draw:text-box>
        </draw:frame>
        <draw:custom-shape draw:style-name="gr4" draw:text-style-name="P4" draw:layer="layout" svg:width="3.302cm" svg:height="1.27cm" svg:x="3.434cm" svg:y="1.586cm">
          <text:p text:style-name="P3">Haa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27cm" svg:x="3.434cm" svg:y="2.856cm">
          <text:p text:style-name="P3">Haralic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27cm" svg:x="3.434cm" svg:y="4.126cm">
          <text:p text:style-name="P3">LBP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27cm" svg:x="3.434cm" svg:y="5.396cm">
          <text:p text:style-name="P3">Gabo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27cm" draw:transform="rotate (1.5707963267949) translate (10.222cm 5.65cm)">
          <text:p text:style-name="P3">SF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318cm" svg:height="1.778cm" draw:transform="rotate (1.5707963267949) translate (0.87cm 6.212cm)">
          <text:p text:style-name="P3">Traini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4.318cm" svg:height="1.778cm" draw:transform="rotate (1.5707963267949) translate (7.571cm 6.212cm)">
          <text:p text:style-name="P3">Característ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" draw:id="id1" draw:layer="layout" svg:width="4.318cm" svg:height="1.778cm" draw:transform="rotate (1.5707963267949) translate (12.372cm 6.212cm)">
          <text:p text:style-name="P3">Seleccionad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1.27cm" svg:x="2.794cm" svg:y="3.364cm">
          <text:p/>
          <draw:enhanced-geometry svg:viewBox="0 0 21600 21600" draw:text-areas="0 ?f0 ?f5 ?f2" draw:type="right-arrow" draw:modifiers="0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0.508cm" svg:height="1.27cm" svg:x="6.895cm" svg:y="3.365cm">
          <text:p/>
          <draw:enhanced-geometry svg:viewBox="0 0 21600 21600" draw:text-areas="0 ?f0 ?f5 ?f2" draw:type="right-arrow" draw:modifiers="0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0.508cm" svg:height="1.27cm" svg:x="9.496cm" svg:y="3.366cm">
          <text:p/>
          <draw:enhanced-geometry svg:viewBox="0 0 21600 21600" draw:text-areas="0 ?f0 ?f5 ?f2" draw:type="right-arrow" draw:modifiers="0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0.508cm" svg:height="1.27cm" svg:x="11.697cm" svg:y="3.367cm">
          <text:p/>
          <draw:enhanced-geometry svg:viewBox="0 0 21600 21600" draw:text-areas="0 ?f0 ?f5 ?f2" draw:type="right-arrow" draw:modifiers="0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318cm" svg:height="1.778cm" svg:x="0.508cm" svg:y="7.82cm">
          <text:p text:style-name="P3">Testi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2" draw:id="id2" draw:layer="layout" svg:width="3.302cm" svg:height="1.27cm" svg:x="5.742cm" svg:y="8.074cm">
          <text:p text:style-name="P3">KNN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318cm" svg:height="1.778cm" svg:x="10.109cm" svg:y="7.821cm">
          <text:p text:style-name="P3">Person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0.508cm" svg:height="1.27cm" svg:x="9.398cm" svg:y="8.068cm">
          <text:p/>
          <draw:enhanced-geometry svg:viewBox="0 0 21600 21600" draw:text-areas="0 ?f0 ?f5 ?f2" draw:type="right-arrow" draw:modifiers="0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0.508cm" svg:height="1.27cm" svg:x="4.999cm" svg:y="8.069cm">
          <text:p/>
          <draw:enhanced-geometry svg:viewBox="0 0 21600 21600" draw:text-areas="0 ?f0 ?f5 ?f2" draw:type="right-arrow" draw:modifiers="0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1" draw:layer="layout" svg:x1="13.261cm" svg:y1="6.212cm" svg:x2="7.393cm" svg:y2="8.074cm" draw:start-shape="id1" draw:start-glue-point="6" draw:end-shape="id2" draw:end-glue-point="0" svg:d="M13261 6212v931h-5868v931" svg:viewBox="0 0 5869 1863">
          <text:p text:style-name="P3">Entrenamiento</text:p>
        </draw:connector>
        <draw:frame draw:style-name="gr12" draw:text-style-name="P9" draw:layer="layout" svg:width="4.621cm" svg:height="0.962cm" svg:x="8.005cm" svg:y="6.663cm">
          <draw:text-box>
            <text:p>Entrenamiento</text:p>
          </draw:text-box>
        </draw:frame>
        <draw:frame draw:style-name="gr13" draw:text-style-name="P2" draw:layer="layout" svg:width="10.668cm" svg:height="7.361cm" svg:x="16.002cm" svg:y="1.016cm">
          <draw:text-box>
            <text:p>Detalles:</text:p>
            <text:p/>
            <text:list text:style-name="L3">
              <text:list-item>
                <text:p><text:span text:style-name="T1">Trainin</text:span><text:span text:style-name="T1">g</text:span>: 11 fotos por persona,</text:p>
              </text:list-item>
              <text:list-item>
                <text:p><text:span text:style-name="T1">Testin</text:span><text:span text:style-name="T1">g</text:span>: Todo lo fuera de training.</text:p>
              </text:list-item>
              <text:list-item>
                <text:p><text:span text:style-name="T1">Haar</text:span>: 3 frecuencias, 8 ángulos.</text:p>
              </text:list-item>
              <text:list-item>
                <text:p><text:span text:style-name="T1">LBP</text:span>: Subdivisión 4x2</text:p>
              </text:list-item>
              <text:list-item>
                <text:p><text:span text:style-name="T1">Haralic</text:span><text:span text:style-name="T1">k</text:span>: Distancia = 2</text:p>
              </text:list-item>
              <text:list-item>
                <text:p><text:span text:style-name="T1">KNN</text:span>: 10 vecinos</text:p>
              </text:list-item>
              <text:list-item>
                <text:p><text:span text:style-name="T1">Gabor</text:span>: 8 rotaciones , 8 frecuencias</text:p>
              </text:list-item>
            </text:list>
          </draw:text-box>
        </draw:frame>
        <draw:line draw:style-name="gr14" draw:text-style-name="P1" draw:layer="layout" svg:x1="15.178cm" svg:y1="0.762cm" svg:x2="15.178cm" svg:y2="10.16cm">
          <text:p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7:02:12.159928783</meta:creation-date>
    <dc:date>2017-05-31T18:18:43.091797290</dc:date>
    <meta:editing-duration>PT55M55S</meta:editing-duration>
    <meta:editing-cycles>12</meta:editing-cycles>
    <meta:generator>LibreOffice/5.1.6.2$Linux_X86_64 LibreOffice_project/10m0$Build-2</meta:generator>
    <meta:document-statistic meta:object-count="50"/>
  </office:meta>
</office:document-meta>
</file>